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Buffered.ImageBuffered( ImageInfo info , BufferedImage buffered , Color transparentCol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Buffered.getBufferedIm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Buffered.getFlav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